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fo:margin-right="-0.009cm" table:align="margins"/>
    </style:style>
    <style:style style:name="Tabela1.A" style:family="table-column">
      <style:table-column-properties style:column-width="14.552cm" style:rel-column-width="56068*"/>
    </style:style>
    <style:style style:name="Tabela1.B" style:family="table-column">
      <style:table-column-properties style:column-width="1.304cm" style:rel-column-width="5022*"/>
    </style:style>
    <style:style style:name="Tabela1.C" style:family="table-column">
      <style:table-column-properties style:column-width="1.154cm" style:rel-column-width="4445*"/>
    </style:style>
    <style:style style:name="Tabela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  <style:text-properties style:font-name="TimesNewRomanPSMT"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P6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03030" style:font-name="Arial" fo:font-size="10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03030" style:font-name="Arial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0303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/>
      <style:text-properties fo:font-variant="normal" fo:text-transform="none" fo:color="#303030" style:font-name="TimesNewRomanPSMT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>Poznań, dnia ….…......................</text:p>
      <text:p text:style-name="P7"/>
      <text:p text:style-name="P7"/>
      <text:p text:style-name="P8">OŚWIADCZENIE PRZED WYKONANIEM TATUAŻU</text:p>
      <text:p text:style-name="P7"/>
      <text:p text:style-name="P7">Ja niżej podpisany…..................................................................., legitymująca/y się dowodem osobistym nr …................................... (wpisuje tatuator ), oświadczam, że dobrowolnie poddaję się zabiegowi tatuażu. Jestem osobom pełnoletnią i w pełni świadomą konsekwencji wykonania tatuażu. Oświadczam, ze rozumiem ryzyko związane z tym zabiegiem i nie będę rościć żadnych pretensji do osoby wykonującej zabieg, a jedyną opcją pozbycia się tatuażu jest jego usunięcie laserowe.</text:p>
      <text:p text:style-name="P7">Poinformowałam/łem tatuatora o wszelkich alergiach, uczuleniach, chorobach oraz zażywanych lekach które mogą mieć wpływ na wykonanie zabiegu. 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/>
          </table:table-cell>
          <table:table-cell table:style-name="Tabela1.B1" office:value-type="string">
            <text:p text:style-name="P2">TAK</text:p>
          </table:table-cell>
          <table:table-cell table:style-name="Tabela1.C1" office:value-type="string">
            <text:p text:style-name="P2">NIE</text:p>
          </table:table-cell>
        </table:table-row>
        <table:table-row>
          <table:table-cell table:style-name="Tabela1.A2" office:value-type="string">
            <text:p text:style-name="P1">Czy jest Pana/i alergikiem ? (pyłki roślinne, inne substancje chemiczne) 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Czy cierpi Pana/i na jakieś problemy skórne ? (łuszczyca, grzybica skóry, AZS, egzema itp.) 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Czy cierpi Pan/i na: choroba serca, cukrzyca, wrzody, astma, wysokie ciśnienie krwi ? 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Czy cierpi Pan/i na: wirus zapalenia wątroby typu C (WZW C, ang. hepatitis C virus, HCV) ?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Czy cierpi Pan/i na : Ludzki wirus niedoboru odporności typu HIV ?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Czy Pana/i skóra łatwo się goi ?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Czy jest Pani w ciąży ? 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</table:table>
      <text:p text:style-name="P7"/>
      <text:p text:style-name="P4">Oświadczam iż nie zataiłem informacji o moim stanie zdrowia, gdyż może mieć to wpływ na na moje</text:p>
      <text:p text:style-name="P9">zdrowie i życie.</text:p>
      <text:p text:style-name="P7"/>
      <text:p text:style-name="P7">Przed zabiegiem projekt został przeze mnie sprawdzony i zaakceptowany, zgodny jest z moimi oczekiwaniami. </text:p>
      <text:p text:style-name="P7">W trakcie zabiegu można dokonywać zmian niewytatuowanych elementów i doboru koloru.</text:p>
      <text:p text:style-name="P7">Poświadczam, iż materiały wykorzystane do tatuażu są sterylne i przy mnie otwierane, a ja zobowiązuję się stosować produkty do pielęgnacji po zabiegu, oraz stosować do wszystkich zaleceń wskazanych przez tatuatora. W przeciwnym razie mogą wystąpić reakcje, za które osoba wykonująca tatuaż nie bierze odpowiedzialności. </text:p>
      <text:p text:style-name="P7">Do momentu wygojenia się. (zabrania się pić alkoholu przez 14 dni, korzystania z sauny, basenu, nasłoneczniania przez miesiąc itp.). </text:p>
      <text:p text:style-name="P7">Po wygojeniu - unikać opalania tatuażu (stosować specjalne kremy do tatuażu z mocnym filtrem dostępne w aptekach).</text:p>
      <text:p text:style-name="P7">Zostałam/łem poinformowany o wszelkich przeciwwskazaniach, efektach ubocznych oraz procesie gojenia się tatuażu. </text:p>
      <text:p text:style-name="P7">Wiem jak będzie zabieg przebiegać i jestem świadomy, że wykonany tatuaż po miesiącu może delikatnie różnić się od wyglądu w dniu zabiegu. Zostałam/łem poinformowany, że mam 2 miesiące na zgłoszenie konieczności poprawki, która może się odbyć najpóźniej 6 miesięcy po zabiegu w ramach gwarancji. ( Gwarancja bezpłatna nie obejmuje poprawki tatuażu która wynika z zaniedbania pacjenta czyli nieprawidłowej pielęgnacji). Niedobicia i „braki” niektórych elementów to naturalna sprawa z przyjmowaniem się barwnika.</text:p>
      <text:p text:style-name="P7">Mój podpis potwierdza, że zrozumiałam/łem, zapoznałam/łem się z oświadczeniem oraz regulaminem studia. </text:p>
      <text:p text:style-name="P10"/>
      <text:p text:style-name="P11">….............................................</text:p>
      <text:p text:style-name="P10"><text:tab/><text:tab/><text:tab/><text:tab/><text:tab/><text:tab/><text:tab/><text:tab/><text:tab/><text:tab/>(czytelne imię i nazwisko)</text:p>
      <text:p text:style-name="P4"/>
      <text:p text:style-name="P4">W myśl art.81 ustawy o prawie autorskim i pokrewnych, zezwalam firmie Montażownia Tatuażu Helena Wójtowicz na nieodpłatne utrwalanie i posługiwanie się wizerunkiem, a szczególnie jego fragmentem, związanym z przedmiotem niniejszego oświadczenia, do działań promocyjnych.</text:p>
      <text:p text:style-name="P10"/>
      <text:p text:style-name="P5">Wszelkie informacje z karty nie będą wykorzystywane do innych celów innych niż dotyczących zabiegu.</text:p>
      <text:p text:style-name="P11">….............................................</text:p>
      <text:p text:style-name="P10"><text:tab/><text:tab/><text:tab/><text:tab/><text:tab/><text:tab/><text:tab/><text:tab/><text:tab/><text:tab/>(czytelne imię i nazwisk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24cm" fo:margin-bottom="1.99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Bogucki</meta:initial-creator>
    <meta:creation-date>2017-01-10T18:41:25.72</meta:creation-date>
    <dc:date>2017-04-28T21:49:58.82</dc:date>
    <dc:creator>Maciej Bogucki</dc:creator>
    <meta:editing-duration>PT1H14M28S</meta:editing-duration>
    <meta:editing-cycles>13</meta:editing-cycles>
    <meta:generator>OpenOffice/4.1.2$Win32 OpenOffice.org_project/412m3$Build-9782</meta:generator>
    <meta:document-statistic meta:table-count="1" meta:image-count="0" meta:object-count="0" meta:page-count="1" meta:paragraph-count="29" meta:word-count="442" meta:character-count="3318"/>
  </office:meta>
</office:document-meta>
</file>